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officeooo:rsid="00199bc0" officeooo:paragraph-rsid="00199bc0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ort report on Lab 1</text:p>
      <text:p text:style-name="P1">The task for the first lab was to write a program to search for data in the list. For this we use two searching algorithms: linear and binary search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1T10:54:54.405166549</meta:creation-date>
    <dc:date>2020-07-31T10:57:46.991115406</dc:date>
    <meta:editing-duration>PT2M53S</meta:editing-duration>
    <meta:editing-cycles>1</meta:editing-cycles>
    <meta:document-statistic meta:table-count="0" meta:image-count="0" meta:object-count="0" meta:page-count="1" meta:paragraph-count="2" meta:word-count="34" meta:character-count="170" meta:non-whitespace-character-count="138"/>
    <meta:generator>LibreOffice/6.3.6.2$Linux_X86_64 LibreOffice_project/30$Build-2</meta:generator>
  </office:meta>
</office:document-meta>
</file>